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/>
          <table:table-cell office:value-type="string">
            <text:p>Normalized Execution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Q17" table:end-x="0.5134in" table:end-y="0.1358in" draw:z-index="0" draw:style-name="gr1" svg:width="3.1508in" svg:height="2.7504in" svg:x="0.0295in" svg:y="0.0421in">
              <draw:object draw:notify-on-update-of-ranges="Sheet1.I2:Sheet1.M2 Sheet1.H3:Sheet1.H3 Sheet1.I3:Sheet1.M3 Sheet1.H4:Sheet1.H4 Sheet1.I4:Sheet1.M4 Sheet1.H5:Sheet1.H5 Sheet1.I5:Sheet1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  <table:table-cell/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  <table:table-cell/>
          <table:table-cell office:value-type="string">
            <text:p>LMS no fusion</text:p>
          </table:table-cell>
          <table:table-cell table:formula="of:=[.B4]/[.B3]" office:value-type="float" office:value="1.15916811666252">
            <text:p>1.1591681167</text:p>
          </table:table-cell>
          <table:table-cell table:formula="of:=[.C4]/[.C3]" office:value-type="float" office:value="1.25883196231696">
            <text:p>1.2588319623</text:p>
          </table:table-cell>
          <table:table-cell table:formula="of:=[.D4]/[.D3]" office:value-type="float" office:value="1.23821145146436">
            <text:p>1.2382114515</text:p>
          </table:table-cell>
          <table:table-cell table:formula="of:=[.E4]/[.E3]" office:value-type="float" office:value="0.61114451227714">
            <text:p>0.6111445123</text:p>
          </table:table-cell>
          <table:table-cell table:formula="of:=[.F4]/[.F3]" office:value-type="float" office:value="0.679333589348135">
            <text:p>0.6793335893</text:p>
          </table:table-cell>
          <table:table-cell table:number-columns-repeated="2"/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  <table:table-cell/>
          <table:table-cell office:value-type="string">
            <text:p>LMS fusion</text:p>
          </table:table-cell>
          <table:table-cell table:formula="of:=[.B5]/[.B3]" office:value-type="float" office:value="0.193056591266882">
            <text:p>0.1930565913</text:p>
          </table:table-cell>
          <table:table-cell table:formula="of:=[.C5]/[.C3]" office:value-type="float" office:value="0.22493770693245">
            <text:p>0.2249377069</text:p>
          </table:table-cell>
          <table:table-cell table:formula="of:=[.D5]/[.D3]" office:value-type="float" office:value="0.180766177944011">
            <text:p>0.1807661779</text:p>
          </table:table-cell>
          <table:table-cell table:formula="of:=[.E5]/[.E3]" office:value-type="float" office:value="0.0627517306226358">
            <text:p>0.0627517306</text:p>
          </table:table-cell>
          <table:table-cell table:formula="of:=[.F5]/[.F3]" office:value-type="float" office:value="0.0905669588923241">
            <text:p>0.090566958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I22" table:end-x="0.5547in" table:end-y="0.1354in" draw:z-index="1" draw:style-name="gr1" svg:width="3.1512in" svg:height="2.7504in" svg:x="0.5654in" svg:y="0.0417in">
              <draw:object draw:notify-on-update-of-ranges="Sheet1.B7:Sheet1.F7 Sheet1.A8:Sheet1.A8 Sheet1.B8:Sheet1.F8 Sheet1.A9:Sheet1.A9 Sheet1.B9:Sheet1.F9 Sheet1.A10:Sheet1.A10 Sheet1.B10:Sheet1.F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  <table:table-cell table:number-columns-repeated="9"/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12"/>
        </table:table-row>
        <table:table-row table:style-name="ro1">
          <table:table-cell office:value-type="string">
            <text:p>Original</text:p>
          </table:table-cell>
          <table:table-cell office:value-type="float" office:value="141.1">
            <text:p>141.1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LMS no fusion</text:p>
          </table:table-cell>
          <table:table-cell office:value-type="float" office:value="114">
            <text:p>114</text:p>
          </table:table-cell>
          <table:table-cell table:formula="of:=[.B14]/[.B15]" office:value-type="float" office:value="1.23771929824561">
            <text:p>1.2377192982</text:p>
          </table:table-cell>
          <table:table-cell table:number-columns-repeated="12"/>
        </table:table-row>
        <table:table-row table:style-name="ro1">
          <table:table-cell office:value-type="string">
            <text:p>LMS fusion</text:p>
          </table:table-cell>
          <table:table-cell office:value-type="float" office:value="15.4">
            <text:p>15.4</text:p>
          </table:table-cell>
          <table:table-cell table:formula="of:=[.B14]/[.B16]" office:value-type="float" office:value="9.16233766233766">
            <text:p>9.1623376623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office:value-type="string">
            <text:p>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46256916">
            <text:p>46256916</text:p>
          </table:table-cell>
          <table:table-cell table:formula="of:==========================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3094793">
            <text:p>3094793</text:p>
          </table:table-cell>
          <table:table-cell office:value-type="string">
            <text:p>Err:5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Fused</text:p>
          </table:table-cell>
          <table:table-cell office:value-type="float" office:value="7622093">
            <text:p>7622093</text:p>
          </table:table-cell>
          <table:table-cell table:formula="of: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2553294">
            <text:p>2553294</text:p>
          </table:table-cell>
          <table:table-cell office:value-type="string">
            <text:p>Err:5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30453773">
            <text:p>30453773</text:p>
          </table:table-cell>
          <table:table-cell table:formula="of:===============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12911">
            <text:p>12911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Fused</text:p>
          </table:table-cell>
          <table:table-cell office:value-type="float" office:value="3806866">
            <text:p>3806866</text:p>
          </table:table-cell>
          <table:table-cell office:value-type="string">
            <text:p>Err:520</text:p>
          </table:table-cell>
          <table:table-cell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2017">
            <text:p>2017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76272">
            <text:p>76272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33">
            <text:p>133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Fused</text:p>
          </table:table-cell>
          <table:table-cell office:value-type="float" office:value="11897">
            <text:p>11897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31941541">
            <text:p>31941541</text:p>
          </table:table-cell>
          <table:table-cell table:formula="of:========================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9002">
            <text:p>9002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32158008">
            <text:p>32158008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Fused</text:p>
          </table:table-cell>
          <table:table-cell office:value-type="float" office:value="1275">
            <text:p>1275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89724">
            <text:p>89724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236">
            <text:p>1236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11147">
            <text:p>11147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Fused</text:p>
          </table:table-cell>
          <table:table-cell office:value-type="float" office:value="269">
            <text:p>26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387">
            <text:p>1387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3740345">
            <text:p>3740345</text:p>
          </table:table-cell>
          <table:table-cell table:formula="of:===========================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237705">
            <text:p>237705</text:p>
          </table:table-cell>
          <table:table-cell table:formula="of: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Fused</text:p>
          </table:table-cell>
          <table:table-cell office:value-type="float" office:value="251728">
            <text:p>251728</text:p>
          </table:table-cell>
          <table:table-cell office:value-type="string">
            <text:p>Err:520</text:p>
          </table:table-cell>
          <table:table-cell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38501">
            <text:p>38501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492795">
            <text:p>492795</text:p>
          </table:table-cell>
          <table:table-cell table:formula="of:===" office:value-type="string" office:string-value="Err:510">
            <text:p>Err:510</text:p>
          </table:table-cell>
          <table:table-cell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7763">
            <text:p>7763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Fused</text:p>
          </table:table-cell>
          <table:table-cell office:value-type="float" office:value="37115">
            <text:p>37115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1616">
            <text:p>1616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48025">
            <text:p>48025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36">
            <text:p>136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Fused</text:p>
          </table:table-cell>
          <table:table-cell office:value-type="float" office:value="6297">
            <text:p>6297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1987884">
            <text:p>1987884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6729">
            <text:p>672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369206">
            <text:p>369206</text:p>
          </table:table-cell>
          <table:table-cell table:formula="of:=====" office:value-type="string" office:string-value="Err:510">
            <text:p>Err:5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Fused</text:p>
          </table:table-cell>
          <table:table-cell office:value-type="float" office:value="1029">
            <text:p>102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57249">
            <text:p>57249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</text:p>
          </table:table-cell>
          <table:table-cell/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8151">
            <text:p>8151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Fused</text:p>
          </table:table-cell>
          <table:table-cell office:value-type="float" office:value="209">
            <text:p>209</text:p>
          </table:table-cell>
          <table:table-cell office:value-type="string">
            <text:p>=</text:p>
          </table:table-cell>
          <table:table-cell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120">
            <text:p>1120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Absolute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/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</table:table-row>
        <table:table-row table:style-name="ro1">
          <table:table-cell office:value-type="string">
            <text:p>Original</text:p>
          </table:table-cell>
          <table:table-cell/>
          <table:table-cell office:value-type="float" office:value="1189">
            <text:p>1189</text:p>
          </table:table-cell>
          <table:table-cell office:value-type="float" office:value="8241">
            <text:p>8241</text:p>
          </table:table-cell>
          <table:table-cell office:value-type="float" office:value="57846">
            <text:p>57846</text:p>
          </table:table-cell>
          <table:table-cell office:value-type="float" office:value="358240">
            <text:p>358240</text:p>
          </table:table-cell>
          <table:table-cell office:value-type="float" office:value="2178387">
            <text:p>2178387</text:p>
          </table:table-cell>
          <table:table-cell/>
          <table:table-cell office:value-type="string">
            <text:p>Original</text:p>
          </table:table-cell>
          <table:table-cell/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/>
          <table:table-cell office:value-type="float" office:value="1698">
            <text:p>1698</text:p>
          </table:table-cell>
          <table:table-cell office:value-type="float" office:value="11150">
            <text:p>11150</text:p>
          </table:table-cell>
          <table:table-cell office:value-type="float" office:value="86916">
            <text:p>86916</text:p>
          </table:table-cell>
          <table:table-cell office:value-type="float" office:value="444530">
            <text:p>444530</text:p>
          </table:table-cell>
          <table:table-cell office:value-type="float" office:value="2402632">
            <text:p>2402632</text:p>
          </table:table-cell>
          <table:table-cell/>
          <table:table-cell office:value-type="string">
            <text:p>LMS no fusion</text:p>
          </table:table-cell>
          <table:table-cell/>
          <table:table-cell table:style-name="ce1" table:formula="of:=[.C56]/[.C55]" office:value-type="float" office:value="1.42809083263246">
            <text:p>1.4280908326</text:p>
          </table:table-cell>
          <table:table-cell table:style-name="ce1" table:formula="of:=[.D56]/[.D55]" office:value-type="float" office:value="1.35299114185172">
            <text:p>1.3529911419</text:p>
          </table:table-cell>
          <table:table-cell table:style-name="ce1" table:formula="of:=[.E56]/[.E55]" office:value-type="float" office:value="1.50254123016285">
            <text:p>1.5025412302</text:p>
          </table:table-cell>
          <table:table-cell table:style-name="ce1" table:formula="of:=[.F56]/[.F55]" office:value-type="float" office:value="1.24087204108977">
            <text:p>1.2408720411</text:p>
          </table:table-cell>
          <table:table-cell table:style-name="ce1" table:formula="of:=[.G56]/[.G55]" office:value-type="float" office:value="1.10294084568077">
            <text:p>1.1029408457</text:p>
          </table:table-cell>
        </table:table-row>
        <table:table-row table:style-name="ro1">
          <table:table-cell office:value-type="string">
            <text:p>LMS fusion</text:p>
          </table:table-cell>
          <table:table-cell/>
          <table:table-cell office:value-type="float" office:value="178">
            <text:p>178</text:p>
          </table:table-cell>
          <table:table-cell office:value-type="float" office:value="1598">
            <text:p>1598</text:p>
          </table:table-cell>
          <table:table-cell office:value-type="float" office:value="8210">
            <text:p>8210</text:p>
          </table:table-cell>
          <table:table-cell office:value-type="float" office:value="40452">
            <text:p>40452</text:p>
          </table:table-cell>
          <table:table-cell office:value-type="float" office:value="235416">
            <text:p>235416</text:p>
          </table:table-cell>
          <table:table-cell/>
          <table:table-cell office:value-type="string">
            <text:p>LMS fusion</text:p>
          </table:table-cell>
          <table:table-cell/>
          <table:table-cell table:style-name="ce1" table:formula="of:=[.C57]/[.C55]" office:value-type="float" office:value="0.149705634987384">
            <text:p>0.149705635</text:p>
          </table:table-cell>
          <table:table-cell table:style-name="ce1" table:formula="of:=[.D57]/[.D55]" office:value-type="float" office:value="0.193908506249242">
            <text:p>0.1939085062</text:p>
          </table:table-cell>
          <table:table-cell table:style-name="ce1" table:formula="of:=[.E57]/[.E55]" office:value-type="float" office:value="0.14192856895896">
            <text:p>0.141928569</text:p>
          </table:table-cell>
          <table:table-cell table:style-name="ce1" table:formula="of:=[.F57]/[.F55]" office:value-type="float" office:value="0.112918713711478">
            <text:p>0.1129187137</text:p>
          </table:table-cell>
          <table:table-cell table:style-name="ce1" table:formula="of:=[.G57]/[.G55]" office:value-type="float" office:value="0.108068951935538">
            <text:p>0.108068951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MS no fusion</text:p>
          </table:table-cell>
          <table:table-cell/>
          <table:table-cell table:formula="of:=[.C55]/[.C56]" office:value-type="float" office:value="0.700235571260306">
            <text:p>0.7002355713</text:p>
          </table:table-cell>
          <table:table-cell table:formula="of:=[.D55]/[.D56]" office:value-type="float" office:value="0.739103139013453">
            <text:p>0.739103139</text:p>
          </table:table-cell>
          <table:table-cell table:formula="of:=[.E55]/[.E56]" office:value-type="float" office:value="0.665539141239818">
            <text:p>0.6655391412</text:p>
          </table:table-cell>
          <table:table-cell table:formula="of:=[.F55]/[.F56]" office:value-type="float" office:value="0.805884867163071">
            <text:p>0.8058848672</text:p>
          </table:table-cell>
          <table:table-cell table:formula="of:=[.G55]/[.G56]" office:value-type="float" office:value="0.906666938590679">
            <text:p>0.9066669386</text:p>
          </table:table-cell>
          <table:table-cell table:number-columns-repeated="8"/>
        </table:table-row>
        <table:table-row table:style-name="ro1">
          <table:table-cell office:value-type="string">
            <text:p>LMS fusion</text:p>
          </table:table-cell>
          <table:table-cell/>
          <table:table-cell table:formula="of:=[.C55]/[.C57]" office:value-type="float" office:value="6.67977528089888">
            <text:p>6.6797752809</text:p>
          </table:table-cell>
          <table:table-cell table:formula="of:=[.D55]/[.D57]" office:value-type="float" office:value="5.15707133917397">
            <text:p>5.1570713392</text:p>
          </table:table-cell>
          <table:table-cell table:formula="of:=[.E55]/[.E57]" office:value-type="float" office:value="7.04579780755177">
            <text:p>7.0457978076</text:p>
          </table:table-cell>
          <table:table-cell table:formula="of:=[.F55]/[.F57]" office:value-type="float" office:value="8.85592801344804">
            <text:p>8.8559280134</text:p>
          </table:table-cell>
          <table:table-cell table:formula="of:=[.G55]/[.G57]" office:value-type="float" office:value="9.25335151391579">
            <text:p>9.2533515139</text:p>
          </table:table-cell>
          <table:table-cell table:number-columns-repeated="3"/>
          <table:table-cell>
            <draw:frame table:end-cell-address="Sheet1.P79" table:end-x="0.298in" table:end-y="0.0724in" draw:z-index="2" draw:style-name="gr1" svg:width="4.5697in" svg:height="2.7504in" svg:x="0.1736in" svg:y="0.1559in">
              <draw:object draw:notify-on-update-of-ranges="Sheet1.L54:Sheet1.O54 Sheet1.A3:Sheet1.A3 Sheet1.L55:Sheet1.O55 Sheet1.A4:Sheet1.A4 Sheet1.L56:Sheet1.O56 Sheet1.A5:Sheet1.A5 Sheet1.L57:Sheet1.O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Sheet1.G82" table:end-x="0.4071in" table:end-y="0.1697in" draw:z-index="3" draw:style-name="gr1" svg:width="3.1492in" svg:height="2.7555in" svg:x="1.0823in" svg:y="0.0709in">
              <draw:object draw:notify-on-update-of-ranges="Sheet1.D60:Sheet1.G60 Sheet1.D61:Sheet1.G61 Sheet1.D62:Sheet1.G62 Sheet1.D63:Sheet1.G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Template</text:p>
          </table:table-cell>
          <table:table-cell office:value-type="float" office:value="141.1">
            <text:p>141.1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f</text:p>
          </table:table-cell>
          <table:table-cell office:value-type="float" office:value="15.4">
            <text:p>15.4</text:p>
          </table:table-cell>
          <table:table-cell table:formula="of:===" office:value-type="string" office:string-value="Err:510">
            <text:p>Err:5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Orig</text:p>
          </table:table-cell>
          <table:table-cell office:value-type="float" office:value="114">
            <text:p>114</text:p>
          </table:table-cell>
          <table:table-cell table:formula="of:========================" office:value-type="string" office:string-value="Err:510">
            <text:p>Err:5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235416">
            <text:p>235416</text:p>
          </table:table-cell>
          <table:table-cell table:formula="of:Err:520" office:value-type="string" office:string-value="Err:520">
            <text:p>Err:5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40452">
            <text:p>40452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8210">
            <text:p>8210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1598">
            <text:p>1598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178">
            <text:p>178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2402632">
            <text:p>2402632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444530">
            <text:p>444530</text:p>
          </table:table-cell>
          <table:table-cell table:formula="of:=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86916">
            <text:p>86916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11150">
            <text:p>11150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1698">
            <text:p>1698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6S</text:p>
          </table:table-cell>
          <table:table-cell office:value-type="float" office:value="2178387">
            <text:p>2178387</text:p>
          </table:table-cell>
          <table:table-cell table:formula="of:=======================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5S</text:p>
          </table:table-cell>
          <table:table-cell office:value-type="float" office:value="358240">
            <text:p>358240</text:p>
          </table:table-cell>
          <table:table-cell table:formula="of: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4S</text:p>
          </table:table-cell>
          <table:table-cell office:value-type="float" office:value="57846">
            <text:p>57846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3S</text:p>
          </table:table-cell>
          <table:table-cell office:value-type="float" office:value="8241">
            <text:p>8241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[info]</text:p>
          </table:table-cell>
          <table:table-cell office:value-type="string">
            <text:p>L2S</text:p>
          </table:table-cell>
          <table:table-cell office:value-type="float" office:value="1189">
            <text:p>1189</text:p>
          </table:table-cell>
          <table:table-cell office:value-type="string">
            <text:p>=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8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10T18:55:35</dc:date>
    <dc:creator>Vojin Jovanovic</dc:creator>
    <meta:editing-duration>PT02H39M23S</meta:editing-duration>
    <meta:editing-cycles>14</meta:editing-cycles>
    <meta:generator>OpenOffice.org/3.2$Unix OpenOffice.org_project/320m19$Build-9505</meta:generator>
    <meta:document-statistic meta:table-count="3" meta:cell-count="4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08cm" svg:height="6.987cm" xlink:href=".." chart:class="chart:bar" chart:style-name="ch1">
        <chart:legend chart:legend-position="end" svg:x="8.9cm" svg:y="2.836cm" chart:style-name="ch2"/>
        <chart:plot-area chart:style-name="ch3" table:cell-range-address="Sheet1.L54:Sheet1.O57 Sheet1.A3:Sheet1.A5" chart:data-source-has-labels="both" svg:x="0.232cm" svg:y="0.139cm" svg:width="8.437cm" svg:height="6.57cm">
          <chart:axis chart:dimension="x" chart:name="primary-x" chart:style-name="ch4">
            <chart:categories table:cell-range-address="Sheet1.L54:Sheet1.O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55:Sheet1.O55" chart:label-cell-address="Sheet1.A3:Sheet1.A3" chart:class="chart:bar">
            <chart:data-point chart:repeated="4"/>
          </chart:series>
          <chart:series chart:style-name="ch8" chart:values-cell-range-address="Sheet1.L56:Sheet1.O56" chart:label-cell-address="Sheet1.A4:Sheet1.A4" chart:class="chart:bar">
            <chart:data-point chart:repeated="4"/>
          </chart:series>
          <chart:series chart:style-name="ch9" chart:values-cell-range-address="Sheet1.L57:Sheet1.O57" chart:label-cell-address="Sheet1.A5:Sheet1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54:Sheet1.O54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Original</text:p>
              </table:table-cell>
              <table:table-cell office:value-type="float" office:value="1">
                <text:p text:id="Sheet1.L55:Sheet1.O5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4:Sheet1.A4">LMS no fusion</text:p>
              </table:table-cell>
              <table:table-cell office:value-type="float" office:value="1.35299114185172">
                <text:p text:id="Sheet1.L56:Sheet1.O56">1.35299114185172</text:p>
              </table:table-cell>
              <table:table-cell office:value-type="float" office:value="1.50254123016285">
                <text:p>1.50254123016285</text:p>
              </table:table-cell>
              <table:table-cell office:value-type="float" office:value="1.24087204108977">
                <text:p>1.24087204108977</text:p>
              </table:table-cell>
              <table:table-cell office:value-type="float" office:value="1.10294084568077">
                <text:p>1.10294084568077</text:p>
              </table:table-cell>
            </table:table-row>
            <table:table-row>
              <table:table-cell office:value-type="string">
                <text:p text:id="Sheet1.A5:Sheet1.A5">LMS fusion</text:p>
              </table:table-cell>
              <table:table-cell office:value-type="float" office:value="0.193908506249242">
                <text:p text:id="Sheet1.L57:Sheet1.O57">0.193908506249242</text:p>
              </table:table-cell>
              <table:table-cell office:value-type="float" office:value="0.14192856895896">
                <text:p>0.14192856895896</text:p>
              </table:table-cell>
              <table:table-cell office:value-type="float" office:value="0.112918713711478">
                <text:p>0.112918713711478</text:p>
              </table:table-cell>
              <table:table-cell office:value-type="float" office:value="0.108068951935538">
                <text:p>0.108068951935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212cm" svg:y="2.843cm" chart:style-name="ch2"/>
        <chart:plot-area chart:style-name="ch3" table:cell-range-address="Sheet1.D60:Sheet1.G63" chart:data-source-has-labels="row" svg:x="0.352cm" svg:y="0.113cm" svg:width="5.891cm" svg:height="6.579cm">
          <chart:axis chart:dimension="x" chart:name="primary-x" chart:style-name="ch4">
            <chart:categories table:cell-range-address="Sheet1.D60:Sheet1.G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1:Sheet1.G61" chart:class="chart:bar">
            <chart:data-point chart:repeated="4"/>
          </chart:series>
          <chart:series chart:style-name="ch8" chart:values-cell-range-address="Sheet1.D62:Sheet1.G62" chart:class="chart:bar">
            <chart:data-point chart:repeated="4"/>
          </chart:series>
          <chart:series chart:style-name="ch9" chart:values-cell-range-address="Sheet1.D63:Sheet1.G6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60:Sheet1.G60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">Row 61</text:p>
              </table:table-cell>
              <table:table-cell office:value-type="float" office:value="1">
                <text:p text:id="Sheet1.D61:Sheet1.G61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">Row 62</text:p>
              </table:table-cell>
              <table:table-cell office:value-type="float" office:value="0.739103139013453">
                <text:p text:id="Sheet1.D62:Sheet1.G62">0.739103139013453</text:p>
              </table:table-cell>
              <table:table-cell office:value-type="float" office:value="0.665539141239818">
                <text:p>0.665539141239818</text:p>
              </table:table-cell>
              <table:table-cell office:value-type="float" office:value="0.805884867163071">
                <text:p>0.805884867163071</text:p>
              </table:table-cell>
              <table:table-cell office:value-type="float" office:value="0.906666938590679">
                <text:p>0.906666938590679</text:p>
              </table:table-cell>
            </table:table-row>
            <table:table-row>
              <table:table-cell office:value-type="string">
                <text:p text:id="">Row 63</text:p>
              </table:table-cell>
              <table:table-cell office:value-type="float" office:value="5.15707133917397">
                <text:p text:id="Sheet1.D63:Sheet1.G63">5.15707133917397</text:p>
              </table:table-cell>
              <table:table-cell office:value-type="float" office:value="7.04579780755177">
                <text:p>7.04579780755177</text:p>
              </table:table-cell>
              <table:table-cell office:value-type="float" office:value="8.85592801344804">
                <text:p>8.85592801344804</text:p>
              </table:table-cell>
              <table:table-cell office:value-type="float" office:value="9.25335151391579">
                <text:p>9.2533515139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4cm" svg:height="6.987cm" xlink:href=".." chart:class="chart:bar" chart:style-name="ch1">
        <chart:legend chart:legend-position="end" svg:x="5.765cm" svg:y="2.677cm" chart:style-name="ch2"/>
        <chart:plot-area chart:style-name="ch3" table:cell-range-address="Sheet1.H2:Sheet1.M5" chart:data-source-has-labels="both" svg:x="0.16cm" svg:y="0.139cm" svg:width="5.446cm" svg:height="6.57cm">
          <chart:axis chart:dimension="x" chart:name="primary-x" chart:style-name="ch4">
            <chart:categories table:cell-range-address="Sheet1.I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M3" chart:label-cell-address="Sheet1.H3:Sheet1.H3" chart:class="chart:bar">
            <chart:data-point chart:repeated="5"/>
          </chart:series>
          <chart:series chart:style-name="ch8" chart:values-cell-range-address="Sheet1.I4:Sheet1.M4" chart:label-cell-address="Sheet1.H4:Sheet1.H4" chart:class="chart:bar">
            <chart:data-point chart:repeated="5"/>
          </chart:series>
          <chart:series chart:style-name="ch9" chart:values-cell-range-address="Sheet1.I5:Sheet1.M5" chart:label-cell-address="Sheet1.H5:Sheet1.H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M2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H3:Sheet1.H3">Original</text:p>
              </table:table-cell>
              <table:table-cell office:value-type="float" office:value="1">
                <text:p text:id="Sheet1.I3:Sheet1.M3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H4:Sheet1.H4">LMS no fusion</text:p>
              </table:table-cell>
              <table:table-cell office:value-type="float" office:value="1.15916811666252">
                <text:p text:id="Sheet1.I4:Sheet1.M4">1.15916811666252</text:p>
              </table:table-cell>
              <table:table-cell office:value-type="float" office:value="1.25883196231696">
                <text:p>1.25883196231696</text:p>
              </table:table-cell>
              <table:table-cell office:value-type="float" office:value="1.23821145146436">
                <text:p>1.23821145146436</text:p>
              </table:table-cell>
              <table:table-cell office:value-type="float" office:value="0.61114451227714">
                <text:p>0.61114451227714</text:p>
              </table:table-cell>
              <table:table-cell office:value-type="float" office:value="0.679333589348135">
                <text:p>0.679333589348135</text:p>
              </table:table-cell>
            </table:table-row>
            <table:table-row>
              <table:table-cell office:value-type="string">
                <text:p text:id="Sheet1.H5:Sheet1.H5">LMS fusion</text:p>
              </table:table-cell>
              <table:table-cell office:value-type="float" office:value="0.193056591266882">
                <text:p text:id="Sheet1.I5:Sheet1.M5">0.193056591266882</text:p>
              </table:table-cell>
              <table:table-cell office:value-type="float" office:value="0.22493770693245">
                <text:p>0.22493770693245</text:p>
              </table:table-cell>
              <table:table-cell office:value-type="float" office:value="0.180766177944011">
                <text:p>0.180766177944011</text:p>
              </table:table-cell>
              <table:table-cell office:value-type="float" office:value="0.0627517306226358">
                <text:p>0.0627517306226358</text:p>
              </table:table-cell>
              <table:table-cell office:value-type="float" office:value="0.0905669588923241">
                <text:p>0.0905669588923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5cm" svg:height="6.987cm" xlink:href=".." chart:class="chart:bar" chart:style-name="ch1">
        <chart:legend chart:legend-position="end" svg:x="5.766cm" svg:y="2.677cm" chart:style-name="ch2"/>
        <chart:plot-area chart:style-name="ch3" table:cell-range-address="Sheet1.A7:Sheet1.F10" chart:data-source-has-labels="both" svg:x="0.16cm" svg:y="0.139cm" svg:width="5.447cm" svg:height="6.57cm">
          <chart:axis chart:dimension="x" chart:name="primary-x" chart:style-name="ch4">
            <chart:categories table:cell-range-address="Sheet1.B7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F8" chart:label-cell-address="Sheet1.A8:Sheet1.A8" chart:class="chart:bar">
            <chart:data-point chart:repeated="5"/>
          </chart:series>
          <chart:series chart:style-name="ch8" chart:values-cell-range-address="Sheet1.B9:Sheet1.F9" chart:label-cell-address="Sheet1.A9:Sheet1.A9" chart:class="chart:bar">
            <chart:data-point chart:repeated="5"/>
          </chart:series>
          <chart:series chart:style-name="ch9" chart:values-cell-range-address="Sheet1.B10:Sheet1.F10" chart:label-cell-address="Sheet1.A10:Sheet1.A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F7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Original</text:p>
              </table:table-cell>
              <table:table-cell office:value-type="float" office:value="1">
                <text:p text:id="Sheet1.B8:Sheet1.F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9:Sheet1.A9">LMS no fusion</text:p>
              </table:table-cell>
              <table:table-cell office:value-type="float" office:value="0.862687634024303">
                <text:p text:id="Sheet1.B9:Sheet1.F9">0.862687634024303</text:p>
              </table:table-cell>
              <table:table-cell office:value-type="float" office:value="0.794387201735358">
                <text:p>0.794387201735358</text:p>
              </table:table-cell>
              <table:table-cell office:value-type="float" office:value="0.807616501056712">
                <text:p>0.807616501056712</text:p>
              </table:table-cell>
              <table:table-cell office:value-type="float" office:value="1.63627420341872">
                <text:p>1.63627420341872</text:p>
              </table:table-cell>
              <table:table-cell office:value-type="float" office:value="1.47203084858437">
                <text:p>1.47203084858437</text:p>
              </table:table-cell>
            </table:table-row>
            <table:table-row>
              <table:table-cell office:value-type="string">
                <text:p text:id="Sheet1.A10:Sheet1.A10">LMS fusion</text:p>
              </table:table-cell>
              <table:table-cell office:value-type="float" office:value="5.17982832618026">
                <text:p text:id="Sheet1.B10:Sheet1.F10">5.17982832618026</text:p>
              </table:table-cell>
              <table:table-cell office:value-type="float" office:value="4.44567526555387">
                <text:p>4.44567526555387</text:p>
              </table:table-cell>
              <table:table-cell office:value-type="float" office:value="5.53200831800368">
                <text:p>5.53200831800368</text:p>
              </table:table-cell>
              <table:table-cell office:value-type="float" office:value="15.9358154759684">
                <text:p>15.9358154759684</text:p>
              </table:table-cell>
              <table:table-cell office:value-type="float" office:value="11.0415543618828">
                <text:p>11.0415543618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